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tab/>Ответы на тест ДЗ_6.</text:p>
      <text:p text:style-name="Standard"/>
      <text:p text:style-name="Standard"><text:tab/><text:tab/>1. <text:s text:c="2"/>A, C, E</text:p>
      <text:p text:style-name="Standard"><text:tab/><text:tab/>2. <text:s text:c="2"/>D</text:p>
      <text:p text:style-name="Standard"><text:tab/><text:tab/>3. <text:s text:c="2"/>C</text:p>
      <text:p text:style-name="Standard"><text:tab/><text:tab/>4. <text:s text:c="2"/>B </text:p>
      <text:p text:style-name="Standard"><text:tab/><text:tab/>5. <text:s text:c="2"/>A</text:p>
      <text:p text:style-name="Standard"><text:tab/><text:tab/>6. <text:s text:c="2"/>D</text:p>
      <text:p text:style-name="Standard"><text:tab/><text:tab/>7. <text:s text:c="2"/>A</text:p>
      <text:p text:style-name="Standard"><text:tab/><text:tab/>8. <text:s text:c="2"/>A</text:p>
      <text:p text:style-name="Standard"><text:tab/><text:tab/>9. <text:s text:c="2"/>C</text:p>
      <text:p text:style-name="Standard"><text:tab/><text:tab/>10. <text:s/>C</text:p>
      <text:p text:style-name="Standard"><text:tab/><text:tab/>11. <text:s/>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4T11:02:41.609575974</meta:creation-date>
    <dc:date>2025-02-24T11:03:28.452093939</dc:date>
    <meta:editing-duration>PT47S</meta:editing-duration>
    <meta:editing-cycles>1</meta:editing-cycles>
    <meta:document-statistic meta:table-count="0" meta:image-count="0" meta:object-count="0" meta:page-count="1" meta:paragraph-count="12" meta:word-count="28" meta:character-count="116" meta:non-whitespace-character-count="56"/>
    <meta:generator>LibreOffice/6.4.7.2$Linux_X86_64 LibreOffice_project/40$Build-2</meta:generator>
  </office:meta>
</office:document-meta>
</file>